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0EBB3A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1.7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2.1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2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2.1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2.1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28.1cm" draw:transform="rotate (-3.14159265358979) translate (21cm 28.7cm)">
          <draw:image xlink:href="Pictures/10000000000001E0000002800EBB3A16.jpg" xlink:type="simple" xlink:show="embed" xlink:actuate="onLoad">
            <text:p/>
          </draw:image>
        </draw:frame>
        <draw:line draw:style-name="gr2" draw:text-style-name="P1" draw:layer="layout" svg:x1="16.371cm" svg:y1="26.566cm" svg:x2="16.371cm" svg:y2="24.836cm">
          <text:p/>
        </draw:line>
        <draw:line draw:style-name="gr2" draw:text-style-name="P1" draw:layer="layout" svg:x1="16.371cm" svg:y1="26.566cm" svg:x2="16.371cm" svg:y2="24.836cm">
          <text:p/>
        </draw:line>
        <draw:line draw:style-name="gr2" draw:text-style-name="P1" draw:layer="layout" svg:x1="18.118cm" svg:y1="28.048cm" svg:x2="18.118cm" svg:y2="26.689cm">
          <text:p/>
        </draw:line>
        <draw:line draw:style-name="gr2" draw:text-style-name="P1" draw:layer="layout" svg:x1="14.623cm" svg:y1="24.712cm" svg:x2="14.623cm" svg:y2="22.858cm">
          <text:p/>
        </draw:line>
        <draw:line draw:style-name="gr2" draw:text-style-name="P1" draw:layer="layout" svg:x1="13.001cm" svg:y1="22.858cm" svg:x2="13.001cm" svg:y2="21.128cm">
          <text:p/>
        </draw:line>
        <draw:line draw:style-name="gr2" draw:text-style-name="P1" draw:layer="layout" svg:x1="11.168cm" svg:y1="21.128cm" svg:x2="11.168cm" svg:y2="19.398cm">
          <text:p/>
        </draw:line>
        <draw:line draw:style-name="gr2" draw:text-style-name="P1" draw:layer="layout" svg:x1="9.382cm" svg:y1="19.398cm" svg:x2="9.382cm" svg:y2="17.297cm">
          <text:p/>
        </draw:line>
        <draw:line draw:style-name="gr2" draw:text-style-name="P1" draw:layer="layout" svg:x1="9.382cm" svg:y1="19.398cm" svg:x2="9.382cm" svg:y2="17.297cm">
          <text:p/>
        </draw:line>
        <draw:line draw:style-name="gr2" draw:text-style-name="P1" draw:layer="layout" svg:x1="7.51cm" svg:y1="17.174cm" svg:x2="7.51cm" svg:y2="15.444cm">
          <text:p/>
        </draw:line>
        <draw:line draw:style-name="gr2" draw:text-style-name="P1" draw:layer="layout" svg:x1="5.887cm" svg:y1="15.444cm" svg:x2="5.887cm" svg:y2="13.59cm">
          <text:p/>
        </draw:line>
        <draw:line draw:style-name="gr2" draw:text-style-name="P1" draw:layer="layout" svg:x1="3.89cm" svg:y1="13.59cm" svg:x2="3.89cm" svg:y2="11.86cm">
          <text:p/>
        </draw:line>
        <draw:line draw:style-name="gr2" draw:text-style-name="P1" draw:layer="layout" svg:x1="2.018cm" svg:y1="11.737cm" svg:x2="2.018cm" svg:y2="9.636cm">
          <text:p/>
        </draw:line>
        <draw:frame draw:style-name="gr3" draw:layer="layout" svg:width="2.232cm" svg:height="1.201cm" draw:transform="rotate (1.5707963267949) translate (18.415cm 28.419cm)">
          <draw:text-box>
            <text:p>0mA</text:p>
          </draw:text-box>
        </draw:frame>
        <draw:frame draw:style-name="gr4" draw:layer="layout" svg:width="2.666cm" svg:height="1.2cm" draw:transform="rotate (1.5707963267949) translate (15.123cm 27.254cm)">
          <draw:text-box>
            <text:p>10mA</text:p>
          </draw:text-box>
        </draw:frame>
        <draw:frame draw:style-name="gr5" draw:layer="layout" svg:width="2.666cm" svg:height="1.201cm" draw:transform="rotate (1.5707963267949) translate (14.873cm 24.712cm)">
          <draw:text-box>
            <text:p>20mA</text:p>
          </draw:text-box>
        </draw:frame>
        <draw:frame draw:style-name="gr6" draw:layer="layout" svg:width="2.665cm" svg:height="1.2cm" draw:transform="rotate (1.5707963267949) translate (11.676cm 23.67cm)">
          <draw:text-box>
            <text:p>30mA</text:p>
          </draw:text-box>
        </draw:frame>
        <draw:frame draw:style-name="gr5" draw:layer="layout" svg:width="2.666cm" svg:height="1.201cm" draw:transform="rotate (1.5707963267949) translate (11.301cm 21.005cm)">
          <draw:text-box>
            <text:p>40mA</text:p>
          </draw:text-box>
        </draw:frame>
        <draw:frame draw:style-name="gr4" draw:layer="layout" svg:width="2.666cm" svg:height="1.2cm" draw:transform="rotate (1.5707963267949) translate (8.009cm 19.769cm)">
          <draw:text-box>
            <text:p>50mA</text:p>
          </draw:text-box>
        </draw:frame>
        <draw:frame draw:style-name="gr7" draw:layer="layout" svg:width="2.665cm" svg:height="1.201cm" draw:transform="rotate (1.5707963267949) translate (7.759cm 17.05cm)">
          <draw:text-box>
            <text:p>60mA</text:p>
          </draw:text-box>
        </draw:frame>
        <draw:frame draw:style-name="gr7" draw:layer="layout" svg:width="2.665cm" svg:height="1.201cm" draw:transform="rotate (1.5707963267949) translate (4.389cm 16.185cm)">
          <draw:text-box>
            <text:p>70mA</text:p>
          </draw:text-box>
        </draw:frame>
        <draw:frame draw:style-name="gr5" draw:layer="layout" svg:width="2.666cm" svg:height="1.201cm" draw:transform="rotate (1.5707963267949) translate (4.187cm 13.59cm)">
          <draw:text-box>
            <text:p>80mA</text:p>
          </draw:text-box>
        </draw:frame>
        <draw:frame draw:style-name="gr4" draw:layer="layout" svg:width="2.666cm" svg:height="1.2cm" draw:transform="rotate (1.5707963267949) translate (0.693cm 12.231cm)">
          <draw:text-box>
            <text:p>90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5:34:23.146082260</dc:date>
    <dc:creator>frederik </dc:creator>
    <meta:document-statistic meta:object-count="23"/>
    <meta:generator>LibreOffice/4.2.8.2$Linux_X86_64 LibreOffice_project/420m0$Build-2</meta:generator>
  </office:meta>
</office:document-meta>
</file>